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7" style:family="table-cell" style:parent-style-name="Default" style:data-style-name="N43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ffc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office:value-type="string" calcext:value-type="string">
            <text:p>Gtk::Entry</text:p>
          </table:table-cell>
          <table:table-cell table:number-columns-repeated="3" table:style-name="Default" office:value-type="string" calcext:value-type="string">
            <text:p>Gtk::Window</text:p>
          </table:table-cell>
          <table:table-cell office:value-type="string" calcext:value-type="string">
            <text:p>Gtk::Dialog</text:p>
          </table:table-cell>
          <table:table-cell table:style-name="Default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/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/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office:value-type="string" calcext:value-type="string">
            <text:p>m_menubar</text:p>
          </table:table-cell>
          <table:table-cell/>
          <table:table-cell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enu_file</text:p>
          </table:table-cell>
          <table:table-cell table:number-columns-repeated="2" office:value-type="string" calcext:value-type="string">
            <text:p>m_menu_snap</text:p>
          </table:table-cell>
          <table:table-cell/>
          <table:table-cell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enu_view</text:p>
          </table:table-cell>
          <table:table-cell table:number-columns-repeated="2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enu_help</text:p>
          </table:table-cell>
          <table:table-cell table:number-columns-repeated="2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SpinButtons</text:p>
          </table:table-cell>
          <table:table-cell office:value-type="string" calcext:value-type="string">
            <text:p>ToggleButtons</text:p>
          </table:table-cell>
          <table:table-cell table:style-name="ce11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Adjustments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Entry</text:p>
          </table:table-cell>
          <table:table-cell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Default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import_dialog()</text:p>
          </table:table-cell>
          <table:table-cell table:number-columns-repeated="2" table:style-name="ce10" office:value-type="string" calcext:value-type="string">
            <text:p>set_bpm()</text:p>
          </table:table-cell>
          <table:table-cell/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0" office:value-type="string" calcext:value-type="string">
            <text:p>set_bw()</text:p>
          </table:table-cell>
          <table:table-cell/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out_dialog()</text:p>
          </table:table-cell>
          <table:table-cell table:style-name="ce10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/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lback_ss()</text:p>
          </table:table-cell>
          <table:table-cell table:style-name="ce10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/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0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/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dit_callback_notepad()</text:p>
          </table:table-cell>
          <table:table-cell table:style-name="ce10"/>
          <table:table-cell office:value-type="string" calcext:value-type="string">
            <text:p>set_rec_vol()</text:p>
          </table:table-cell>
          <table:table-cell/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mer_callback()</text:p>
          </table:table-cell>
          <table:table-cell table:style-name="ce10"/>
          <table:table-cell office:value-type="string" calcext:value-type="string">
            <text:p>set_measures()</text:p>
          </table:table-cell>
          <table:table-cell/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apply_length()</text:p>
          </table:table-cell>
          <table:table-cell/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0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0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/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0"/>
          <table:table-cell office:value-type="string" calcext:value-type="string">
            <text:p>set_midi_b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0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0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0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0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0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0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0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save()</text:p>
          </table:table-cell>
          <table:table-cell table:style-name="Default"/>
          <table:table-cell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office:value-type="string" calcext:value-type="string">
            <text:p>popup_*menu()</text:p>
          </table:table-cell>
          <table:table-cell/>
          <table:table-cell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on_realize()</text:p>
          </table:table-cell>
          <table:table-cell/>
          <table:table-cell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n_key_press_event()</text:p>
          </table:table-cell>
          <table:table-cell table:number-columns-repeated="3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_key_release_event(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n_grouplearnchange()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Defined:</text:p>
          </table:table-cell>
          <table:table-cell table:style-name="ce1" office:value-type="string" calcext:value-type="string">
            <text:p>globals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4"/>
          <table:table-cell table:style-name="ce1" office:value-type="string" calcext:value-type="string">
            <text:p>seqedit</text:p>
          </table:table-cell>
          <table:table-cell table:number-columns-repeated="3"/>
          <table:table-cell table:style-name="ce1" office:value-type="string" calcext:value-type="string">
            <text:p>userfile</text:p>
          </table:table-cell>
        </table:table-row>
        <table:table-row table:style-name="ro1">
          <table:table-cell/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4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stermidibus*</text:p>
          </table:table-cell>
          <table:table-cell table:style-name="ce1" office:value-type="string" calcext:value-type="string">
            <text:p>midibus*</text:p>
          </table:table-cell>
          <table:table-cell table:style-name="ce1" office:value-type="string" calcext:value-type="string">
            <text:p>midifile</text:p>
          </table:table-cell>
          <table:table-cell/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/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mastermidibus*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x_busses = 32</text:p>
          </table:table-cell>
          <table:table-cell/>
          <table:table-cell table:style-name="ce1" office:value-type="string" calcext:value-type="string">
            <text:p>mastermidibus*</text:p>
          </table:table-cell>
          <table:table-cell table:number-columns-repeated="7"/>
          <table:table-cell table:style-name="ce1" office:value-type="string" calcext:value-type="string">
            <text:p>seq24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 table:number-columns-repeated="6"/>
          <table:table-cell table:style-name="ce1" office:value-type="string" calcext:value-type="string">
            <text:p>seqm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thread_trigger_lookahead_ms = 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seqchars_x = 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seqchars_y = 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control_height = 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dataarea_y = 128</text:p>
          </table:table-cell>
          <table:table-cell table:number-columns-repeated="10"/>
          <table:table-cell table:style-name="ce1" office:value-type="string" calcext:value-type="string">
            <text:p>seq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data_x = 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key_x = 16</text:p>
          </table:table-cell>
          <table:table-cell table:number-columns-repeated="13"/>
          <table:table-cell table:style-name="ce1" office:value-type="string" calcext:value-type="string">
            <text:p>seqke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key_y = 8</text:p>
          </table:table-cell>
          <table:table-cell table:number-columns-repeated="12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fruityseqroll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keyarea_x = 36</text:p>
          </table:table-cell>
          <table:table-cell table:number-columns-repeated="13"/>
          <table:table-cell table:style-name="ce1" office:value-type="string" calcext:value-type="string">
            <text:p>seqkeys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c_keyoffset_x = 36 – 16</text:p>
          </table:table-cell>
          <table:table-cell table:number-columns-repeated="13"/>
          <table:table-cell table:style-name="ce1" office:value-type="string" calcext:value-type="string">
            <text:p>seqkeys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c_keyarea_y = 16 * 128 + 1</text:p>
          </table:table-cell>
          <table:table-cell table:number-columns-repeated="13"/>
          <table:table-cell table:style-name="ce1" office:value-type="string" calcext:value-type="string">
            <text:p>seqkey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rollarea_y = c_keyarea_y</text:p>
          </table:table-cell>
          <table:table-cell table:number-columns-repeated="13"/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fruityseq</text:p>
          </table:table-cell>
          <table:table-cell table:style-name="ce1" office:value-type="string" calcext:value-type="string">
            <text:p>seq24seq</text:p>
          </table:table-cell>
          <table:table-cell table:number-columns-repeated="10"/>
          <table:table-cell table:style-name="ce1" office:value-type="string" calcext:value-type="string">
            <text:p>seqev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fruityseq</text:p>
          </table:table-cell>
          <table:table-cell table:style-name="ce1" office:value-type="string" calcext:value-type="string">
            <text:p>seq24seq</text:p>
          </table:table-cell>
          <table:table-cell table:number-columns-repeated="10"/>
          <table:table-cell table:style-name="ce1" office:value-type="string" calcext:value-type="string">
            <text:p>seqev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fruityseq</text:p>
          </table:table-cell>
          <table:table-cell table:style-name="ce1" office:value-type="string" calcext:value-type="string">
            <text:p>seq24seq</text:p>
          </table:table-cell>
          <table:table-cell table:number-columns-repeated="10"/>
          <table:table-cell table:style-name="ce1" office:value-type="string" calcext:value-type="string">
            <text:p>seqev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imearea_y = 18</text:p>
          </table:table-cell>
          <table:table-cell table:number-columns-repeated="8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midi_notes = 256</text:p>
          </table:table-cell>
          <table:table-cell table:number-columns-repeated="15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dummy = “Untitled”</text:p>
          </table:table-cell>
          <table:table-cell table:number-columns-repeated="15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maxbeats = 0xffff</text:p>
          </table:table-cell>
          <table:table-cell table:number-columns-repeated="15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idibus = 0x24240001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1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midich = 0x24240002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1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table:style-name="ce12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timesig = 0x24240006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1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table:style-name="ce12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triggers_new = 0x24240008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1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table:style-name="ce12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font_6_12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font_8_13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font_5_7[]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adding = 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normal 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paste = 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perf_scale_x = 32 (ticks per pixel)</text:p>
          </table:table-cell>
          <table:table-cell table:number-columns-repeated="7"/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perf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max_instruments = 64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8"/>
          <table:table-cell table:style-name="ce1" office:value-type="string" calcext:value-type="string">
            <text:p>seq24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8"/>
          <table:table-cell table:style-name="ce1" office:value-type="string" calcext:value-type="string">
            <text:p>seq24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usic_scales: _off, _major, _minor, _size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2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policy[][12]</text:p>
          </table:table-cell>
          <table:table-cell table:number-columns-repeated="14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transpose_up[][12]</text:p>
          </table:table-cell>
          <table:table-cell table:number-columns-repeated="15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scales_transpose_dn[][12]</text:p>
          </table:table-cell>
          <table:table-cell table:number-columns-repeated="15"/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/>
          <table:table-cell office:value-type="string" calcext:value-type="string">
            <text:p>c_scales_symbolic[][12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scales_text[][6]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key_text[][3]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ke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interval_text[][3]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chord_text[][5]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ontrollers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controller_names[128]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event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ny EVENT_XXXXXX MIDI codes</text:p>
          </table:table-cell>
          <table:table-cell table:number-columns-repeated="11"/>
          <table:table-cell table:style-name="ce1" office:value-type="string" calcext:value-type="string">
            <text:p>seqedit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fruityseqroll.cpp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seqroll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lash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ash_driver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maintime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mainwid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midibus_common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mastermidib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mastermidib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sysex_chunk = 0x100</text:p>
          </table:table-cell>
          <table:table-cell table:number-columns-repeated="2"/>
          <table:table-cell table:style-name="ce1" office:value-type="string" calcext:value-type="string">
            <text:p>midibus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erform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midi_track_ctrl = 32 * 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Also defines many public data members!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erfroll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perfroll_size_box_click_w = 3 + 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equence.h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num draw_type { DRAW_XXXX }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quence::select_action_e { …}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options (static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_status = 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status_inv 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d1 = 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d2 = 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_d3 = 4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num = { e_keylabelsonsequence }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6:29:37.712995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07T18:11:14.198017054</dc:date>
    <meta:editing-duration>PT11H8M1S</meta:editing-duration>
    <meta:editing-cycles>75</meta:editing-cycles>
    <meta:generator>LibreOffice/4.4.0.3$Linux_X86_64 LibreOffice_project/de093506bcdc5fafd9023ee680b8c60e3e0645d7</meta:generator>
    <meta:document-statistic meta:table-count="3" meta:cell-count="994" meta:object-count="0"/>
  </office:meta>
</office:document-meta>
</file>